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order-bottom="0.06pt solid #000000" fo:background-color="#ffff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10">
      <style:table-cell-properties fo:border-bottom="0.06pt solid #000000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37"/>
    <style:style style:name="ce4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4cm" svg:height="20.499cm" svg:x="5.55cm" svg:y="14.67cm">
            <draw:object draw:notify-on-update-of-ranges="Feuille1_2.C2:Feuille1_2.C12 Feuille1_2.M13:Feuille1_2.M13 Feuille1_2.M2:Feuille1_2.M12 Feuille1_2.L13:Feuille1_2.L13 Feuille1_2.L2:Feuille1_2.L12 Feuille1_2.E13:Feuille1_2.E13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number-columns-repeated="3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default-cell-style-name="ce9"/>
        <table:table-column table:style-name="co8" table:number-columns-repeated="1010" table:default-cell-style-name="ce5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6" office:value-type="string" calcext:value-type="string">
            <text:p>Date de fin</text:p>
          </table:table-cell>
          <table:table-cell table:style-name="ce10" office:value-type="string" calcext:value-type="string">
            <text:p>N° des semaines</text:p>
          </table:table-cell>
          <table:table-cell table:style-name="ce6" office:value-type="string" calcext:value-type="string">
            <text:p>Avancement (Difficultés) (%)</text:p>
          </table:table-cell>
          <table:table-cell table:style-name="ce6" office:value-type="string" calcext:value-type="string">
            <text:p>Avancement cumulé (%)</text:p>
          </table:table-cell>
          <table:table-cell table:style-name="ce6" office:value-type="string" calcext:value-type="string">
            <text:p>Temps de travail prévu (jours)</text:p>
          </table:table-cell>
          <table:table-cell table:style-name="ce6" office:value-type="string" calcext:value-type="string">
            <text:p>Temps de travail cumulé (jours)</text:p>
          </table:table-cell>
          <table:table-cell table:style-name="ce6" office:value-type="string" calcext:value-type="string">
            <text:p>Temps de travail réel (jours)</text:p>
          </table:table-cell>
          <table:table-cell table:style-name="ce6" office:value-type="string" calcext:value-type="string">
            <text:p>Temps de travail réel cumulé (jours)</text:p>
          </table:table-cell>
          <table:table-cell table:style-name="ce6" office:value-type="string" calcext:value-type="string">
            <text:p>Avancement de la tâche (%)</text:p>
          </table:table-cell>
          <table:table-cell table:style-name="ce6" office:value-type="string" calcext:value-type="string">
            <text:p>Ternimaision</text:p>
          </table:table-cell>
          <table:table-cell table:style-name="ce6" office:value-type="string" calcext:value-type="string">
            <text:p>Avancement en cours cumulé (%)</text:p>
          </table:table-cell>
          <table:table-cell table:style-name="ce6" office:value-type="string" calcext:value-type="string">
            <text:p>Avancement global cumulé (%)</text:p>
          </table:table-cell>
          <table:table-cell table:style-name="ce37"/>
          <table:table-cell table:style-name="ce39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7" office:value-type="date" office:date-value="2016-03-02" calcext:value-type="date">
            <text:p>02/03/16</text:p>
          </table:table-cell>
          <table:table-cell table:style-name="ce11"/>
          <table:table-cell table:style-name="ce15" office:value-type="percentage" office:value="0.01" calcext:value-type="percentage">
            <text:p>1%</text:p>
          </table:table-cell>
          <table:table-cell table:style-name="ce19" table:formula="of:=SUM([.D$2:.D2])" office:value-type="percentage" office:value="0.01" calcext:value-type="percentage">
            <text:p>1%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formula="of:=SUM ([.F$2:.F2])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percentage" office:value="0.2" calcext:value-type="percentage">
            <text:p>20%</text:p>
          </table:table-cell>
          <table:table-cell table:style-name="ce30" table:formula="of:=IF([.J2]=1;1;0)" office:value-type="boolean" office:boolean-value="false" calcext:value-type="boolean">
            <text:p>FAUX</text:p>
          </table:table-cell>
          <table:table-cell table:style-name="ce32" table:formula="of:=[.D2]*[.J2]" office:value-type="percentage" office:value="0.002" calcext:value-type="percentage">
            <text:p>0%</text:p>
          </table:table-cell>
          <table:table-cell table:style-name="ce34" table:formula="of:=SUM([.J$2:.J2])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7" office:value-type="date" office:date-value="2015-12-16" calcext:value-type="date">
            <text:p>16/12/15</text:p>
          </table:table-cell>
          <table:table-cell table:style-name="ce7" office:value-type="string" calcext:value-type="string">
            <text:p>15/12/15 – 18/12/15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0" table:formula="of:=SUM([.D$2:.D3])" office:value-type="percentage" office:value="0.21" calcext:value-type="percentage">
            <text:p>21%</text:p>
          </table:table-cell>
          <table:table-cell table:style-name="ce23" office:value-type="float" office:value="8" calcext:value-type="float">
            <text:p>8</text:p>
          </table:table-cell>
          <table:table-cell table:style-name="ce28" table:formula="of:=SUM ([.F$2:.F3])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8" table:formula="of:=SUM ([.H$2:.H3])" office:value-type="float" office:value="11" calcext:value-type="float">
            <text:p>11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3]=1;1;0)" office:value-type="boolean" office:boolean-value="true" calcext:value-type="boolean">
            <text:p>VRAI</text:p>
          </table:table-cell>
          <table:table-cell table:style-name="ce32" table:formula="of:=[.D3]*[.J3]+[.L2]" office:value-type="percentage" office:value="0.202" calcext:value-type="percentage">
            <text:p>20%</text:p>
          </table:table-cell>
          <table:table-cell table:style-name="ce35" table:formula="of:=IF([.K3];[.D3]*[.J3];0)+[.M2]" office:value-type="percentage" office:value="0.4" calcext:value-type="percentage">
            <text:p>4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7" office:value-type="date" office:date-value="2015-12-24" calcext:value-type="date">
            <text:p>24/12/15</text:p>
          </table:table-cell>
          <table:table-cell table:style-name="ce12" office:value-type="string" calcext:value-type="string">
            <text:p>28/12/15 – 31/12/15</text:p>
          </table:table-cell>
          <table:table-cell table:style-name="ce16" office:value-type="percentage" office:value="0.3" calcext:value-type="percentage">
            <text:p>30%</text:p>
          </table:table-cell>
          <table:table-cell table:style-name="ce20" table:formula="of:=SUM([.D$2:.D4])" office:value-type="percentage" office:value="0.51" calcext:value-type="percentage">
            <text:p>51%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F$2:.F4])" office:value-type="float" office:value="15" calcext:value-type="float">
            <text:p>15</text:p>
          </table:table-cell>
          <table:table-cell table:style-name="ce23" office:value-type="float" office:value="7" calcext:value-type="float">
            <text:p>7</text:p>
          </table:table-cell>
          <table:table-cell table:style-name="ce28" table:formula="of:=SUM ([.H$2:.H4])" office:value-type="float" office:value="18" calcext:value-type="float">
            <text:p>18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4]=1;1;0)" office:value-type="boolean" office:boolean-value="true" calcext:value-type="boolean">
            <text:p>VRAI</text:p>
          </table:table-cell>
          <table:table-cell table:style-name="ce32" table:formula="of:=[.D4]*[.J4]+[.L3]" office:value-type="percentage" office:value="0.502" calcext:value-type="percentage">
            <text:p>50%</text:p>
          </table:table-cell>
          <table:table-cell table:style-name="ce35" table:formula="of:=IF([.K4];[.D4]*[.J4];0)+[.M3]" office:value-type="percentage" office:value="0.7" calcext:value-type="percentage">
            <text:p>7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7" office:value-type="date" office:date-value="2015-12-23" calcext:value-type="date">
            <text:p>23/12/15</text:p>
          </table:table-cell>
          <table:table-cell table:style-name="ce11" office:value-type="string" calcext:value-type="string">
            <text:p>21/12/15 – 24/12/15</text:p>
          </table:table-cell>
          <table:table-cell table:style-name="ce16" office:value-type="percentage" office:value="0.11" calcext:value-type="percentage">
            <text:p>11%</text:p>
          </table:table-cell>
          <table:table-cell table:style-name="ce20" table:formula="of:=SUM([.D$2:.D5])" office:value-type="percentage" office:value="0.62" calcext:value-type="percentage">
            <text:p>62%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F$2:.F5])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H$2:.H5])" office:value-type="float" office:value="23" calcext:value-type="float">
            <text:p>23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5]=1;1;0)" office:value-type="boolean" office:boolean-value="true" calcext:value-type="boolean">
            <text:p>VRAI</text:p>
          </table:table-cell>
          <table:table-cell table:style-name="ce32" table:formula="of:=[.D5]*[.J5]+[.L4]" office:value-type="percentage" office:value="0.612" calcext:value-type="percentage">
            <text:p>61%</text:p>
          </table:table-cell>
          <table:table-cell table:style-name="ce35" table:formula="of:=IF([.K5];[.D5]*[.J5];0)+[.M4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7" office:value-type="date" office:date-value="2016-01-20" calcext:value-type="date">
            <text:p>20/01/16</text:p>
          </table:table-cell>
          <table:table-cell table:style-name="ce12" office:value-type="string" calcext:value-type="string">
            <text:p>18/01/16 – 22/01/16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20" table:formula="of:=SUM([.D$2:.D6])" office:value-type="percentage" office:value="0.64" calcext:value-type="percentage">
            <text:p>64%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SUM ([.F$2:.F6])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H$2:.H6])" office:value-type="float" office:value="24" calcext:value-type="float">
            <text:p>24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0" table:formula="of:=IF([.J6]=1;1;0)" office:value-type="boolean" office:boolean-value="false" calcext:value-type="boolean">
            <text:p>FAUX</text:p>
          </table:table-cell>
          <table:table-cell table:style-name="ce32" table:formula="of:=[.D6]*[.J6]+[.L5]" office:value-type="percentage" office:value="0.622" calcext:value-type="percentage">
            <text:p>62%</text:p>
          </table:table-cell>
          <table:table-cell table:style-name="ce35" table:formula="of:=IF([.K6];[.D6]*[.J6];0)+[.M5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7" office:value-type="date" office:date-value="2016-01-20" calcext:value-type="date">
            <text:p>20/01/16</text:p>
          </table:table-cell>
          <table:table-cell table:style-name="ce11" office:value-type="string" calcext:value-type="string">
            <text:p>25/01/16 – 29/01/16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20" table:formula="of:=SUM([.D$2:.D7])" office:value-type="percentage" office:value="0.71" calcext:value-type="percentage">
            <text:p>71%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F$2:.F7])" office:value-type="float" office:value="28" calcext:value-type="float">
            <text:p>2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7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7]=1;1;0)" office:value-type="boolean" office:boolean-value="false" calcext:value-type="boolean">
            <text:p>FAUX</text:p>
          </table:table-cell>
          <table:table-cell table:style-name="ce32" table:formula="of:=[.D7]*[.J7]+[.L6]" office:value-type="percentage" office:value="0.622" calcext:value-type="percentage">
            <text:p>62%</text:p>
          </table:table-cell>
          <table:table-cell table:style-name="ce35" table:formula="of:=IF([.K7];[.D7]*[.J7];0)+[.M6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7" office:value-type="date" office:date-value="2016-01-28" calcext:value-type="date">
            <text:p>28/01/16</text:p>
          </table:table-cell>
          <table:table-cell table:style-name="ce11" office:value-type="string" calcext:value-type="string">
            <text:p>22/02/16 – 26/02/16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20" table:formula="of:=SUM([.D$2:.D8])" office:value-type="percentage" office:value="0.76" calcext:value-type="percentage">
            <text:p>76%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F$2:.F8])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8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8]=1;1;0)" office:value-type="boolean" office:boolean-value="false" calcext:value-type="boolean">
            <text:p>FAUX</text:p>
          </table:table-cell>
          <table:table-cell table:style-name="ce32" table:formula="of:=[.D8]*[.J8]+[.L7]" office:value-type="percentage" office:value="0.622" calcext:value-type="percentage">
            <text:p>62%</text:p>
          </table:table-cell>
          <table:table-cell table:style-name="ce35" table:formula="of:=IF([.K8];[.D8]*[.J8];0)+[.M7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7" office:value-type="date" office:date-value="2016-01-26" calcext:value-type="date">
            <text:p>26/01/16</text:p>
          </table:table-cell>
          <table:table-cell table:style-name="ce11" office:value-type="string" calcext:value-type="string">
            <text:p>15/02/16 – 19/02/16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0" table:formula="of:=SUM([.D$2:.D9])" office:value-type="percentage" office:value="0.86" calcext:value-type="percentage">
            <text:p>86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9])" office:value-type="float" office:value="38" calcext:value-type="float">
            <text:p>3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9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9]=1;1;0)" office:value-type="boolean" office:boolean-value="false" calcext:value-type="boolean">
            <text:p>FAUX</text:p>
          </table:table-cell>
          <table:table-cell table:style-name="ce32" table:formula="of:=[.D9]*[.J9]+[.L8]" office:value-type="percentage" office:value="0.622" calcext:value-type="percentage">
            <text:p>62%</text:p>
          </table:table-cell>
          <table:table-cell table:style-name="ce35" table:formula="of:=IF([.K9];[.D9]*[.J9];0)+[.M8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7" office:value-type="date" office:date-value="2016-02-17" calcext:value-type="date">
            <text:p>17/02/16</text:p>
          </table:table-cell>
          <table:table-cell table:style-name="ce11" office:value-type="string" calcext:value-type="string">
            <text:p>07/03/16 – 11/03/16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20" table:formula="of:=SUM([.D$2:.D10])" office:value-type="percentage" office:value="0.92" calcext:value-type="percentage">
            <text:p>92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10])" office:value-type="float" office:value="42" calcext:value-type="float">
            <text:p>42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10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10]=1;1;0)" office:value-type="boolean" office:boolean-value="false" calcext:value-type="boolean">
            <text:p>FAUX</text:p>
          </table:table-cell>
          <table:table-cell table:style-name="ce32" table:formula="of:=[.D10]*[.J10]+[.L9]" office:value-type="percentage" office:value="0.622" calcext:value-type="percentage">
            <text:p>62%</text:p>
          </table:table-cell>
          <table:table-cell table:style-name="ce35" table:formula="of:=IF([.K10];[.D10]*[.J10];0)+[.M9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7" office:value-type="date" office:date-value="2016-02-19" calcext:value-type="date">
            <text:p>19/02/16</text:p>
          </table:table-cell>
          <table:table-cell table:style-name="ce11" office:value-type="string" calcext:value-type="string">
            <text:p>14/03/16 – 18/03/16</text:p>
          </table:table-cell>
          <table:table-cell table:style-name="ce16" office:value-type="percentage" office:value="0.08" calcext:value-type="percentage">
            <text:p>8%</text:p>
          </table:table-cell>
          <table:table-cell table:style-name="ce20" table:formula="of:=SUM([.D$2:.D11])" office:value-type="percentage" office:value="1" calcext:value-type="percentage">
            <text:p>100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11])" office:value-type="float" office:value="46" calcext:value-type="float">
            <text:p>46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11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11]=1;1;0)" office:value-type="boolean" office:boolean-value="false" calcext:value-type="boolean">
            <text:p>FAUX</text:p>
          </table:table-cell>
          <table:table-cell table:style-name="ce32" table:formula="of:=[.D11]*[.J11]+[.L10]" office:value-type="percentage" office:value="0.622" calcext:value-type="percentage">
            <text:p>62%</text:p>
          </table:table-cell>
          <table:table-cell table:style-name="ce35" table:formula="of:=IF([.K11];[.D11]*[.J11];0)+[.M10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3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12])" office:value-type="percentage" office:value="1.05" calcext:value-type="percentage">
            <text:p>105%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SUM ([.F$2:.F12])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SUM ([.H$2:.H12])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12]=1;1;0)" office:value-type="boolean" office:boolean-value="false" calcext:value-type="boolean">
            <text:p>FAUX</text:p>
          </table:table-cell>
          <table:table-cell table:style-name="ce33" table:formula="of:=[.D12]*[.J12]+[.L11]" office:value-type="percentage" office:value="0.622" calcext:value-type="percentage">
            <text:p>62%</text:p>
          </table:table-cell>
          <table:table-cell table:style-name="ce36" table:formula="of:=IF([.K12];[.D12]*[.J12];0)+[.M11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4">
          <table:table-cell table:style-name="Default"/>
          <table:table-cell/>
          <table:table-cell table:style-name="ce5"/>
          <table:table-cell table:number-columns-repeated="1021"/>
        </table:table-row>
        <table:table-row table:style-name="ro3" table:number-rows-repeated="7">
          <table:table-cell table:style-name="Default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5"/>
          <table:table-cell table:style-name="ce18"/>
          <table:table-cell table:number-columns-repeated="1017"/>
        </table:table-row>
        <table:table-row table:style-name="ro3">
          <table:table-cell table:number-columns-repeated="5"/>
          <table:table-cell table:style-name="ce26"/>
          <table:table-cell table:style-name="ce18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8"/>
          <table:table-cell/>
          <table:table-cell table:style-name="ce26"/>
          <table:table-cell table:style-name="ce18"/>
          <table:table-cell table:number-columns-repeated="1017"/>
        </table:table-row>
        <table:table-row table:style-name="ro3"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1017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40"/>
        <table:table-column table:style-name="co3" table:default-cell-style-name="ce43"/>
        <table:table-column table:style-name="co3" table:default-cell-style-name="ce40"/>
        <table:table-column table:style-name="co11" table:default-cell-style-name="ce40"/>
        <table:table-column table:style-name="co12" table:default-cell-style-name="ce40"/>
        <table:table-column table:style-name="co11" table:number-columns-repeated="2" table:default-cell-style-name="ce40"/>
        <table:table-column table:style-name="co13" table:default-cell-style-name="ce40"/>
        <table:table-column table:style-name="co14" table:default-cell-style-name="ce40"/>
        <table:table-column table:style-name="co8" table:number-columns-repeated="1013" table:default-cell-style-name="Default"/>
        <table:table-row table:style-name="ro5">
          <table:table-cell table:style-name="ce40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40" table:number-columns-repeated="1013"/>
        </table:table-row>
        <table:table-row table:style-name="ro5">
          <table:table-cell office:value-type="string" calcext:value-type="string">
            <text:p>Début</text:p>
          </table:table-cell>
          <table:table-cell table:style-name="ce41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nception</text:p>
          </table:table-cell>
          <table:table-cell table:style-name="ce41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4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terface minimale</text:p>
          </table:table-cell>
          <table:table-cell table:style-name="ce41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éalisation noyau minimal fonctionnel</text:p>
          </table:table-cell>
          <table:table-cell table:style-name="ce41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fonctionnalités</text:p>
          </table:table-cell>
          <table:table-cell table:style-name="ce41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ssin à main levée méridienne</text:p>
          </table:table-cell>
          <table:table-cell table:style-name="ce41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Gestion de données</text:p>
          </table:table-cell>
          <table:table-cell table:style-name="ce41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des courbes par l'utilisateur</text:p>
          </table:table-cell>
          <table:table-cell table:style-name="ce41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ocumentation, Aide utilisateur et tests</text:p>
          </table:table-cell>
          <table:table-cell table:style-name="ce41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4"/>
          <table:table-cell table:style-name="ce41"/>
          <table:table-cell table:style-name="ce42"/>
          <table:table-cell table:number-columns-repeated="1018"/>
        </table:table-row>
        <table:table-row table:style-name="ro5">
          <table:table-cell table:number-columns-repeated="4"/>
          <table:table-cell table:style-name="ce45"/>
          <table:table-cell table:style-name="ce42"/>
          <table:table-cell table:number-columns-repeated="1018"/>
        </table:table-row>
        <table:table-row table:style-name="ro5" table:number-rows-repeated="8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5" table:number-rows-repeated="14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5"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101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1:Feuille1_2.G13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0000-00-00T10:30:20.4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1-22T10:34:48.277000000</dc:date>
    <meta:editing-duration>PT3H34M40S</meta:editing-duration>
    <meta:editing-cycles>28</meta:editing-cycles>
    <meta:generator>LibreOffice/4.1.5.3$Windows_x86 LibreOffice_project/1c1366bba2ba2b554cd2ca4d87c06da81c05d24</meta:generator>
    <meta:document-statistic meta:table-count="2" meta:cell-count="29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75cm" svg:height="20.5cm" xlink:href=".." xlink:type="simple" chart:class="chart:scatter" chart:style-name="ch1">
        <chart:title svg:x="14.576cm" svg:y="0.546cm" chart:style-name="ch2">
          <text:p>Avancement</text:p>
        </chart:title>
        <chart:legend chart:legend-position="end" svg:x="28.955cm" svg:y="9.414cm" style:legend-expansion="high" chart:style-name="ch3"/>
        <chart:plot-area chart:style-name="ch4" table:cell-range-address="Feuille1_2.C2:Feuille1_2.C12 Feuille1_2.L2:Feuille1_2.M13 Feuille1_2.E2:Feuille1_2.E13" chart:data-source-has-labels="both" svg:x="1.671cm" svg:y="2.555cm" svg:width="26.018cm" svg:height="16.527cm">
          <chartooo:coordinate-region svg:x="2.795cm" svg:y="2.768cm" svg:width="24.231cm" svg:height="15.641cm"/>
          <chart:axis chart:dimension="x" chart:name="primary-x" chart:style-name="ch5" chartooo:axis-type="auto">
            <chart:title svg:x="13.961cm" svg:y="19.493cm" chart:style-name="ch6">
              <text:p>Semaine</text:p>
            </chart:title>
            <chart:categories table:cell-range-address="Feuille1_2.C2:Feuille1_2.C12"/>
          </chart:axis>
          <chart:axis chart:dimension="y" chart:name="primary-y" chart:style-name="ch7">
            <chart:title svg:x="0.451cm" svg:y="11.801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M2:Feuille1_2.M12" chart:label-cell-address="Feuille1_2.M13:Feuille1_2.M13" chart:class="chart:scatter">
            <chart:data-point chart:repeated="11"/>
          </chart:series>
          <chart:series chart:style-name="ch11" chart:values-cell-range-address="Feuille1_2.L2:Feuille1_2.L12" chart:label-cell-address="Feuille1_2.L13:Feuille1_2.L13" chart:class="chart:scatter">
            <chart:data-point chart:repeated="11"/>
          </chart:series>
          <chart:series chart:style-name="ch12" chart:values-cell-range-address="Feuille1_2.E2:Feuille1_2.E12" chart:label-cell-address="Feuille1_2.E13:Feuille1_2.E13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lisé</text:p>
                <draw:g>
                  <svg:desc>Feuille1_2.M13:Feuille1_2.M13</svg:desc>
                </draw:g>
              </table:table-cell>
              <table:table-cell office:value-type="string">
                <text:p>En cours</text:p>
                <draw:g>
                  <svg:desc>Feuille1_2.L13:Feuille1_2.L13</svg:desc>
                </draw:g>
              </table:table-cell>
              <table:table-cell office:value-type="string">
                <text:p>Prévue</text:p>
                <draw:g>
                  <svg:desc>Feuille1_2.E13:Feuille1_2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_2.C2:Feuille1_2.C12</svg:desc>
                </draw:g>
              </table:table-cell>
              <table:table-cell office:value-type="float" office:value="0.2">
                <text:p>0.2</text:p>
                <draw:g>
                  <svg:desc>Feuille1_2.M2:Feuille1_2.M12</svg:desc>
                </draw:g>
              </table:table-cell>
              <table:table-cell office:value-type="float" office:value="0.002">
                <text:p>0.002</text:p>
                <draw:g>
                  <svg:desc>Feuille1_2.L2:Feuille1_2.L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0.4">
                <text:p>0.4</text:p>
              </table:table-cell>
              <table:table-cell office:value-type="float" office:value="0.202">
                <text:p>0.20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0.7">
                <text:p>0.7</text:p>
              </table:table-cell>
              <table:table-cell office:value-type="float" office:value="0.502">
                <text:p>0.50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0.81">
                <text:p>0.81</text:p>
              </table:table-cell>
              <table:table-cell office:value-type="float" office:value="0.612">
                <text:p>0.6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0.81">
                <text:p>0.81</text:p>
              </table:table-cell>
              <table:table-cell office:value-type="float" office:value="0.622">
                <text:p>0.62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0.81">
                <text:p>0.81</text:p>
              </table:table-cell>
              <table:table-cell office:value-type="float" office:value="0.622">
                <text:p>0.62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0.81">
                <text:p>0.81</text:p>
              </table:table-cell>
              <table:table-cell office:value-type="float" office:value="0.622">
                <text:p>0.62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0.81">
                <text:p>0.81</text:p>
              </table:table-cell>
              <table:table-cell office:value-type="float" office:value="0.622">
                <text:p>0.62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0.81">
                <text:p>0.81</text:p>
              </table:table-cell>
              <table:table-cell office:value-type="float" office:value="0.622">
                <text:p>0.62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0.81">
                <text:p>0.81</text:p>
              </table:table-cell>
              <table:table-cell office:value-type="float" office:value="0.622">
                <text:p>0.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">
                <text:p>0.81</text:p>
              </table:table-cell>
              <table:table-cell office:value-type="float" office:value="0.622">
                <text:p>0.622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